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434343" style:text-line-through-style="none" style:text-line-through-type="none" style:font-name="Open Sans" fo:font-size="11pt" fo:language="es" fo:country="ES" fo:font-style="normal" style:text-underline-style="none" fo:font-weight="normal" officeooo:paragraph-rsid="0022c96a" style:text-blinking="false" fo:background-color="transparent" style:font-weight-asian="normal" style:font-weight-complex="normal"/>
    </style:style>
    <style:style style:name="P2" style:family="paragraph" style:parent-style-name="Standard">
      <style:paragraph-properties fo:text-align="justify" style:justify-single-word="false"/>
      <style:text-properties officeooo:paragraph-rsid="002076b3"/>
    </style:style>
    <style:style style:name="P3" style:family="paragraph" style:parent-style-name="Standard">
      <style:text-properties officeooo:rsid="0022c96a" officeooo:paragraph-rsid="0022c96a"/>
    </style:style>
    <style:style style:name="P4" style:family="paragraph" style:parent-style-name="Standard">
      <style:text-properties fo:font-variant="normal" fo:text-transform="none" fo:color="#434343" style:text-line-through-style="none" style:text-line-through-type="none" style:font-name="Open Sans" fo:font-size="11pt" fo:language="es" fo:country="ES" fo:font-style="normal" style:text-underline-style="none" fo:font-weight="bold" style:text-blinking="false" fo:background-color="transparent" style:font-weight-asian="bold" style:font-weight-complex="bold"/>
    </style:style>
    <style:style style:name="P5" style:family="paragraph" style:parent-style-name="Standard">
      <style:paragraph-properties fo:text-align="justify" style:justify-single-word="false"/>
      <style:text-properties fo:font-variant="normal" fo:text-transform="none" fo:color="#434343" style:text-line-through-style="none" style:text-line-through-type="none" style:font-name="Open Sans" fo:font-size="11pt" fo:language="es" fo:country="ES" fo:font-style="normal" style:text-underline-style="none" fo:font-weight="bold" officeooo:paragraph-rsid="002076b3" style:text-blinking="false" fo:background-color="transparent" style:font-weight-asian="bold" style:font-weight-complex="bold"/>
    </style:style>
    <style:style style:name="P6" style:family="paragraph" style:parent-style-name="Standard">
      <style:paragraph-properties fo:text-align="justify" style:justify-single-word="false"/>
      <style:text-properties fo:font-variant="normal" fo:text-transform="none" fo:color="#434343" style:text-line-through-style="none" style:text-line-through-type="none" style:font-name="Open Sans" fo:font-size="11pt" fo:language="es" fo:country="ES" fo:font-style="normal" style:text-underline-style="none" fo:font-weight="normal" style:text-blinking="false" fo:background-color="transparent" style:font-weight-asian="normal" style:font-weight-complex="normal"/>
    </style:style>
    <style:style style:name="P7" style:family="paragraph" style:parent-style-name="Standard">
      <style:paragraph-properties fo:text-align="justify" style:justify-single-word="false"/>
      <style:text-properties fo:font-variant="normal" fo:text-transform="none" fo:color="#434343" style:text-line-through-style="none" style:text-line-through-type="none" style:font-name="Open Sans" fo:font-size="11pt" fo:language="es" fo:country="ES" fo:font-style="normal" style:text-underline-style="none" fo:font-weight="normal" officeooo:paragraph-rsid="002076b3" style:text-blinking="false" fo:background-color="transparent" style:font-weight-asian="normal" style:font-weight-complex="normal"/>
    </style:style>
    <style:style style:name="P8" style:family="paragraph" style:parent-style-name="Standard">
      <style:paragraph-properties fo:text-align="justify" style:justify-single-word="false"/>
      <style:text-properties fo:font-variant="normal" fo:text-transform="none" fo:color="#434343" style:text-line-through-style="none" style:text-line-through-type="none" style:font-name="Open Sans" fo:font-size="11pt" fo:language="es" fo:country="ES" fo:font-style="normal" style:text-underline-style="none" fo:font-weight="normal" officeooo:rsid="0022c96a" officeooo:paragraph-rsid="0022c96a" style:text-blinking="false" fo:background-color="transparent" style:font-weight-asian="normal" style:font-weight-complex="normal"/>
    </style:style>
    <style:style style:name="T1" style:family="text">
      <style:text-properties fo:font-variant="normal" fo:text-transform="none" fo:color="#434343" style:text-line-through-style="none" style:text-line-through-type="none" style:font-name="Open Sans" fo:font-size="11pt" fo:language="es" fo:country="ES" fo:font-style="normal" style:text-underline-style="none" fo:font-weight="bold" style:text-blinking="false" fo:background-color="transparent" loext:char-shading-value="0" style:font-weight-asian="bold" style:font-weight-complex="bold"/>
    </style:style>
    <style:style style:name="T2" style:family="text">
      <style:text-properties fo:font-variant="normal" fo:text-transform="none" fo:color="#434343" style:text-line-through-style="none" style:text-line-through-type="none" style:font-name="Open Sans" fo:font-size="11pt" fo:language="es" fo:country="ES" fo:font-style="normal" style:text-underline-style="none" fo:font-weight="bold" officeooo:rsid="002076b3" style:text-blinking="false" fo:background-color="transparent" loext:char-shading-value="0" style:font-weight-asian="bold" style:font-weight-complex="bold"/>
    </style:style>
    <style:style style:name="T3" style:family="text">
      <style:text-properties officeooo:rsid="0022c9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lumno: Diomer Antonio López Restrepo</text:p>
      <text:p text:style-name="P4"/>
      <text:p text:style-name="P4"/>
      <text:p text:style-name="P4"><text:bookmark text:name="docs-internal-guid-34f217c7-7fff-23e2-8889-2d877a201ec3"/>¿Quién inventó el sistema de control de versión Git y por qué?</text:p>
      <text:p text:style-name="P7">Git es un sistema de control de versiones distribuido que fue creado por Linus Torvalds en 2005 para ser utilizado en el desarrollo del kernel de Linux. Git es un software escrito en C, con interfaz por línea de comandos, disponible para Windows, MacOS X y GNU/Linux.</text:p>
      <text:p text:style-name="P7"><text:s/>El código de los proyectos alojados en GitHub se almacena típicamente de forma pública.</text:p>
      <text:p text:style-name="P5"/>
      <text:p text:style-name="P5"><text:bookmark text:name="docs-internal-guid-91cdf0f9-7fff-73f2-9253-847f853283c6"/>¿A quién pertenece actualmente Github y por qué?</text:p>
      <text:p text:style-name="P7">El 4 de junio de 2018 Microsoft compró GitHub por la cantidad de 7500 millones de dólares, al inicio el cambio de propietario generó preocupaciones y la salida de algunos proyectos de este repositorio3​, sin embargo no fueron representativos. GitHub continúa siendo la plataforma más importante de colaboración para proyectos Open Source. </text:p>
      <text:p text:style-name="P5"/>
      <text:p text:style-name="P2"><text:span text:style-name="T2">¿</text:span><text:span text:style-name="T1">Hay otra forma que no sea la terminal para trabajar con Github?</text:span></text:p>
      <text:p text:style-name="P1"><text:span text:style-name="T3">Si. </text:span>En la actualidad existen multitud de clientes gráficos y herramientas basadas en git.</text:p>
      <text:p text:style-name="P6">Los clientes de la interfaz gráfica de usuario (GUI, por sus siglas en inglés) son herramientas que proporcionan una visualización alternativa para Git. <text:span text:style-name="T3">Algunos clientes gráficos para usar GIT son:</text:span></text:p>
      <text:p text:style-name="P8">QGIT, GITG, GIT FORCE, GITHUB, SOURCETREE, TORTOISE GIT, GITUP, entre otra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0T18:06:56.999111666</meta:creation-date>
    <meta:generator>LibreOffice/6.4.6.2$Linux_X86_64 LibreOffice_project/40$Build-2</meta:generator>
    <dc:date>2021-06-11T11:53:17.041558770</dc:date>
    <meta:editing-duration>PT17H32M45S</meta:editing-duration>
    <meta:editing-cycles>3</meta:editing-cycles>
    <meta:document-statistic meta:table-count="0" meta:image-count="0" meta:object-count="0" meta:page-count="1" meta:paragraph-count="10" meta:word-count="187" meta:character-count="1267" meta:non-whitespace-character-count="951"/>
  </office:meta>
</office:document-meta>
</file>